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101a" officeooo:paragraph-rsid="000a101a"/>
    </style:style>
    <style:style style:name="P2" style:family="paragraph" style:parent-style-name="Standard">
      <style:text-properties officeooo:rsid="000be28b" officeooo:paragraph-rsid="000be28b"/>
    </style:style>
    <style:style style:name="P3" style:family="paragraph" style:parent-style-name="Standard">
      <style:text-properties officeooo:rsid="000d08f8" officeooo:paragraph-rsid="000d08f8"/>
    </style:style>
    <style:style style:name="P4" style:family="paragraph" style:parent-style-name="Standard">
      <style:text-properties officeooo:rsid="000e916a" officeooo:paragraph-rsid="000e916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d08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ct 21, 2022</text:p>
      <text:p text:style-name="P1">2:29pm</text:p>
      <text:p text:style-name="P1"/>
      <text:p text:style-name="P1">School rant:</text:p>
      <text:p text:style-name="P1"/>
      <text:p text:style-name="P2">Hello Professors,</text:p>
      <text:p text:style-name="P2">I haven’t been the best student lately and I am coming up on the decision time about whether or not to keep being a student so I thought I would explain myself to you. <text:s/><text:span text:style-name="T3">Maybe you have some advice.</text:span></text:p>
      <text:p text:style-name="P2"/>
      <text:p text:style-name="P3">My bad attitude comes from the first couple of weeks of both classes. <text:s/>In CS165 I did somewhere between 20 and 30 hours of study on ready assignment one. <text:s/>This reading assignment turn out to have nothing to do with the test. <text:s/>I spent all my study time on that and ended up getting a “D” on the test because the test was on the other material. <text:s/>I don’t get “D’s” on tests. <text:s/>This was very dispiriting.</text:p>
      <text:p text:style-name="P3"/>
      <text:p text:style-name="P3">My first weekend studying for CS220 went like this: <text:s/>I set aside the whole weekend for 220. <text:s/>Started out Friday night with three house. <text:s/>Then up early Saturday and was working on it by 9 a.m. <text:s/>By 3 p.m. I realized that I had just spent 9 hours doing crap like “0&lt;=x&lt;10.” <text:s/>There was nothing in that 9 hours that a motivated 6<text:span text:style-name="T1">th</text:span> grader couldn’t have done. <text:s/>I was angry at you wasting my time with this and disappointed that this is what CSU considers a reasonable use of my time. <text:s/>I took a break and started again at 6 p.m. <text:s/>At 9 p.m. that night I pushed my chair away from my desk and was so pissed off at you and this assignment that I resigned myself to just dropping these classes and saving the money and finding something else to do with my life for the next couple of years. <text:s/></text:p>
      <text:p text:style-name="P3"/>
      <text:p text:style-name="P4">I know a bunch of 20 something year olds in town through my daughter and her husband and I just happened to be with all of them that Sunday night. <text:s/>4 of these people went to college. <text:s/>One to CSU, the other three to separate Florida schools. <text:s/>In unison they all said yes, that had been their experience. <text:s/>I explained my experience with the huge waste of time homework assignments to them and asked if that matched their experience. <text:s/>I asked what they did about this and again in unison they said, “don’t do the homework.” <text:s/>They said go look at the syllabus. <text:s/>The homework probably does not count for much, 5 or 10%. <text:s/>It is mostly just not worth doing. <text:s/></text:p>
      <text:p text:style-name="P4"/>
      <text:p text:style-name="P4">At this point I was in a really bad mood about CSU. <text:s/>I went up to Prof Russ after a class and said that first assignment had really caught be by surprise with how much time it took and he said, “Don’t worry about it.” <text:s/>I don’t know what that meant but it wasn’t any help.</text:p>
      <text:p text:style-name="P4"/>
      <text:p text:style-name="P4">So I decide to proceed with the semester by studying hard for the test and just not worrying about the other assignments.</text:p>
      <text:p text:style-name="P2"/>
      <text:p text:style-name="P2"/>
      <text:p text:style-name="P1">.5 intro</text:p>
      <text:p text:style-name="P1">- I’m a disgruntled student and wonder how to proceed from here, this is a well intentioned rant so please take it that way.</text:p>
      <text:p text:style-name="P1">- take this as an explanation of my behavior up to this point and hopefully also as a customer review of the product you are providing</text:p>
      <text:p text:style-name="P1"/>
      <text:p text:style-name="P1">1. experience with 165, wasting all that time on the pointless 1<text:span text:style-name="T1">st</text:span> reading assignment and getting a D on the test as a result</text:p>
      <text:p text:style-name="P1">2. experience with 220, wasting that first weekend with absolutely pointless, time killing homework</text:p>
      <text:p text:style-name="P1">3. talking to the kids, former college students about it and their suggestion</text:p>
      <text:p text:style-name="P1"><text:soft-page-break/>4. talking to Russ about outside after class</text:p>
      <text:p text:style-name="P1">5. making strategy of saying the hell with the homework then, I will just study for the tests and do my best to master the material</text:p>
      <text:p text:style-name="P1">6. now trying to decide if I should continue next semester or just call this a $6000 loss and find some other plan for the rest of my life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21T14:29:02.632336874</meta:creation-date>
    <dc:date>2022-10-21T15:09:14.980030778</dc:date>
    <meta:editing-duration>PT19M41S</meta:editing-duration>
    <meta:editing-cycles>2</meta:editing-cycles>
    <meta:generator>LibreOffice/7.2.1.2$MacOSX_X86_64 LibreOffice_project/87b77fad49947c1441b67c559c339af8f3517e22</meta:generator>
    <meta:document-statistic meta:table-count="0" meta:image-count="0" meta:object-count="0" meta:page-count="2" meta:paragraph-count="19" meta:word-count="641" meta:character-count="3348" meta:non-whitespace-character-count="2698"/>
  </office:meta>
</office:document-meta>
</file>